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fo:line-height="165%"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00"/>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00"/>
    </style:style>
    <style:style style:name="P5" style:family="paragraph" style:parent-style-name="Text_20_body">
      <style:paragraph-properties fo:margin-top="0in" fo:margin-bottom="0in" loext:contextual-spacing="false" fo:line-height="138%" fo:text-align="justify" style:justify-single-word="false" style:writing-mode="lr-tb"/>
    </style:style>
    <style:style style:name="P6" style:family="paragraph" style:parent-style-name="Heading_20_4">
      <style:paragraph-properties fo:margin-top="0.1945in" fo:margin-bottom="0.0555in" loext:contextual-spacing="false" fo:line-height="165%" fo:text-align="justify" style:justify-single-word="false" style:writing-mode="lr-tb"/>
      <style:text-properties fo:font-variant="normal" fo:text-transform="none" fo:color="#666666" style:text-line-through-style="none" style:text-line-through-type="none" style:font-name="Arial" fo:font-size="12pt" fo:font-style="normal" style:text-underline-style="none" fo:font-weight="bold" style:text-blinking="false" fo:background-color="transparent"/>
    </style:style>
    <style:style style:name="P7" style:family="paragraph" style:parent-style-name="Heading_20_1">
      <style:text-properties fo:font-variant="normal" fo:text-transform="none" fo:color="#000000" style:text-line-through-style="none" style:text-line-through-type="none" style:font-name="Arial" fo:font-size="19.5pt" fo:font-style="normal" style:text-underline-style="none" fo:font-weight="bold" style:text-blinking="false" fo:background-color="transparent"/>
    </style:style>
    <style:style style:name="P8" style:family="paragraph" style:parent-style-name="Heading_20_3">
      <style:paragraph-properties fo:margin-top="0.222in" fo:margin-bottom="0.0555in" loext:contextual-spacing="false" fo:line-height="138%" fo:text-align="justify" style:justify-single-word="false"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P9" style:family="paragraph" style:parent-style-name="Heading_20_3">
      <style:paragraph-properties fo:margin-top="0.222in" fo:margin-bottom="0.0555in" loext:contextual-spacing="false" fo:line-height="138%" fo:text-align="justify" style:justify-single-word="false"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ffff00"/>
    </style:style>
    <style:style style:name="P10" style:family="paragraph" style:parent-style-name="Heading_20_2">
      <style:paragraph-properties fo:margin-top="0.2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11" style:family="paragraph" style:parent-style-name="Heading_20_2">
      <style:paragraph-properties fo:margin-top="0.2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ffff00"/>
    </style:style>
    <style:style style:name="P12"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00"/>
    </style:style>
    <style:style style:name="P13" style:family="paragraph" style:parent-style-name="Text_20_body" style:list-style-name="L2">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00"/>
    </style:style>
    <style:style style:name="P14" style:family="paragraph" style:parent-style-name="Text_20_body" style:list-style-name="L2">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officeooo:paragraph-rsid="0017ff51" style:text-blinking="false" fo:background-color="#ffff00"/>
    </style:style>
    <style:style style:name="P15"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6" style:family="paragraph" style:parent-style-name="Text_20_body" style:list-style-name="L3">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7"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italic" style:text-underline-style="none" fo:font-weight="normal" style:text-blinking="false" fo:background-color="#ffff00"/>
    </style:style>
    <style:style style:name="P18" style:family="paragraph" style:parent-style-name="Text_20_body" style:list-style-name="L3">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style:style>
    <style:style style:name="P19"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Consolas" fo:font-size="10.5pt" fo:font-style="normal" style:text-underline-style="none" fo:font-weight="normal" style:text-blinking="false" fo:background-color="#ffff00"/>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Consolas" fo:font-size="10.5pt" fo:font-style="normal" style:text-underline-style="none" fo:font-weight="normal" style:text-blinking="false" fo:background-color="#d9ead3" loext:char-shading-value="0"/>
    </style:style>
    <style:style style:name="T4" style:family="text">
      <style:text-properties fo:font-variant="normal" fo:text-transform="none" fo:color="#000000" style:text-line-through-style="none" style:text-line-through-type="none" style:font-name="Consolas" fo:font-size="10.5pt" fo:font-style="normal" style:text-underline-style="none" fo:font-weight="normal" officeooo:rsid="001634d5" style:text-blinking="false" fo:background-color="#d9ead3" loext:char-shading-value="0"/>
    </style:style>
    <style:style style:name="T5" style:family="text">
      <style:text-properties fo:font-variant="normal" fo:text-transform="none" fo:color="#000000" style:text-line-through-style="none" style:text-line-through-type="none" style:text-underline-style="none" style:text-blinking="false" fo:background-color="#d9ead3"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d9ead3" loext:char-shading-value="0"/>
    </style:style>
    <style:style style:name="T8"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9" style:family="text">
      <style:text-properties fo:font-variant="normal" fo:text-transform="none" fo:color="#660066" style:text-line-through-style="none" style:text-line-through-type="none" style:font-name="Consolas" fo:font-size="10.5pt" fo:font-style="normal" style:text-underline-style="none" fo:font-weight="normal" style:text-blinking="false" fo:background-color="#d9ead3" loext:char-shading-value="0"/>
    </style:style>
    <style:style style:name="T10" style:family="text">
      <style:text-properties fo:font-variant="normal" fo:text-transform="none" fo:color="#666600" style:text-line-through-style="none" style:text-line-through-type="none" style:font-name="Consolas" fo:font-size="10.5pt" fo:font-style="normal" style:text-underline-style="none" fo:font-weight="normal" style:text-blinking="false" fo:background-color="#d9ead3" loext:char-shading-value="0"/>
    </style:style>
    <style:style style:name="T11" style:family="text">
      <style:text-properties fo:font-variant="normal" fo:text-transform="none" fo:color="#000088" style:text-line-through-style="none" style:text-line-through-type="none" style:font-name="Consolas" fo:font-size="10.5pt" fo:font-style="normal" style:text-underline-style="none" fo:font-weight="normal" style:text-blinking="false" fo:background-color="#d9ead3" loext:char-shading-value="0"/>
    </style:style>
    <style:style style:name="T12" style:family="text">
      <style:text-properties style:font-name="Arial"/>
    </style:style>
    <style:style style:name="T13" style:family="text">
      <style:text-properties fo:font-style="italic"/>
    </style:style>
    <style:style style:name="T14" style:family="text">
      <style:text-properties fo:color="#666600"/>
    </style:style>
    <style:style style:name="T15" style:family="text">
      <style:text-properties fo:color="#006666"/>
    </style:style>
    <style:style style:name="T16" style:family="text">
      <style:text-properties officeooo:rsid="00189adf"/>
    </style:style>
    <style:style style:name="T17" style:family="text">
      <style:text-properties fo:background-color="#ffff00"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 text:name="docs-internal-guid-de9281ff-bed1-687b-58da-923c68062b6e"/>Camera and image processing</text:h>
      <text:h text:style-name="P6" text:outline-level="4">LOTI.05.010 Robotics</text:h>
      <text:h text:style-name="P6" text:outline-level="4">Spring semester 2015/16</text:h>
      <text:h text:style-name="P6" text:outline-level="4">Practice session 6</text:h>
      <text:p text:style-name="P1">In this lab you will see some application of cameras in robotics.</text:p>
      <text:p text:style-name="P2">You will have to show each completed task to the instructors if not stated otherwise. Points for bonus tasks are added to your total points (total for course = exam + project + bonus).</text:p>
      <text:h text:style-name="P10" text:outline-level="2">Image processing</text:h>
      <text:p text:style-name="P5"><text:span text:style-name="T1">For image processing there are many libraries you can use. It is also possible to write your own algorithms. In the lab we will be using OpenCV which is both popular and has many features. You will see a lot of example code you will have to modify. For OpenCV functions (starting with </text:span><text:span text:style-name="T2">cv2.</text:span><text:span text:style-name="T1">) you must read the documentation (</text:span><text:a xlink:type="simple" xlink:href="http://docs.opencv.org/2.4/index.html" text:style-name="Internet_20_link" text:visited-style-name="Visited_20_Internet_20_Link"><text:span text:style-name="T8">http://docs.opencv.org/2.4/index.html</text:span></text:a><text:span text:style-name="T1">) to learn about the parameters and what the function returns.</text:span></text:p>
      <text:p text:style-name="Text_20_body"/>
      <text:p text:style-name="P2">To install OpenCV 2 for Python, run following command in terminal</text:p>
      <text:p text:style-name="P5"><text:span text:style-name="T9">sudo</text:span><text:span text:style-name="T5"> </text:span><text:span text:style-name="T3">apt</text:span><text:span text:style-name="T10">-</text:span><text:span text:style-name="T11">get</text:span><text:span text:style-name="T5"> </text:span><text:span text:style-name="T3">install python</text:span><text:span text:style-name="T10">-</text:span><text:span text:style-name="T3">opencv</text:span></text:p>
      <text:h text:style-name="P10" text:outline-level="2">Simple security camera</text:h>
      <text:p text:style-name="P2">Download security camera source code from Moodle.</text:p>
      <text:p text:style-name="P2">You will need following packages for python to run the example code.</text:p>
      <text:p text:style-name="P5"><text:span text:style-name="T9">sudo</text:span><text:span text:style-name="T5"> </text:span><text:span text:style-name="T9">pip</text:span><text:span text:style-name="T5"> </text:span><text:span text:style-name="T3">install flask</text:span></text:p>
      <text:p text:style-name="P5"><text:span text:style-name="T9">sudo</text:span><text:span text:style-name="T5"> </text:span><text:span text:style-name="T9">pip</text:span><text:span text:style-name="T5"> </text:span><text:span text:style-name="T3">install gevent</text:span><text:span text:style-name="T4">sudo </text:span></text:p>
      <text:p text:style-name="P5"><text:span text:style-name="T9">sudo</text:span><text:span text:style-name="T5"> </text:span><text:span text:style-name="T9">pip</text:span><text:span text:style-name="T5"> </text:span><text:span text:style-name="T3">install imutils</text:span></text:p>
      <text:p text:style-name="Text_20_body"/>
      <text:p text:style-name="P5"><text:span text:style-name="T1">Connect the Sony Playstation Eye camera to your Raspberry Pi. You can confirm it’s connected with the terminal command </text:span><text:span text:style-name="T7">lsusb</text:span><text:span text:style-name="T1">. Try the code by running kaamera.py. This code will host a web server which shows live image from the camera. To access the webpage either enter 127.0.0.1:5000 in Pi-s web browser (use IceWeasel because default browser does not support motion jpeg, which is used by the example) or your_raspi_hostname.local:5000 in your computer’s browser. </text:span></text:p>
      <text:p text:style-name="Text_20_body"/>
      <text:p text:style-name="P2">To install IceWeasel, run following commands in terminal.</text:p>
      <text:p text:style-name="P5"><text:span text:style-name="T9">Sudo</text:span><text:span text:style-name="T5"> </text:span><text:span text:style-name="T3">apt</text:span><text:span text:style-name="T10">-</text:span><text:span text:style-name="T11">get</text:span><text:span text:style-name="T5"> </text:span><text:span text:style-name="T3">update </text:span><text:span text:style-name="T10">--</text:span><text:span text:style-name="T3">fix</text:span><text:span text:style-name="T10">-</text:span><text:span text:style-name="T3">missing</text:span></text:p>
      <text:p text:style-name="P5"><text:span text:style-name="T9">Sudo</text:span><text:span text:style-name="T5"> </text:span><text:span text:style-name="T3">apt</text:span><text:span text:style-name="T10">-</text:span><text:span text:style-name="T11">get</text:span><text:span text:style-name="T5"> </text:span><text:span text:style-name="T3">install iceweasel</text:span></text:p>
      <text:h text:style-name="P8" text:outline-level="3"><text:soft-page-break/>Task 1 (kaamera/kaamera.py)</text:h>
      <text:p text:style-name="P2">Get familiar with the code in camera.py and complete the following tasks. Use the OpenCV documentation for help.:</text:p>
      <text:list xml:id="list8543445081761964750" text:style-name="L1">
        <text:list-item>
          <text:p text:style-name="P12">Write <text:span text:style-name="T13">Movement detected</text:span> on the image/video, when there is movement and <text:span text:style-name="T13">Idle</text:span> when there is no movement.</text:p>
        </text:list-item>
        <text:list-item>
          <text:p text:style-name="P12">There is a green rectangle drawn on the image to mark a moving object. Change it’s colour.</text:p>
        </text:list-item>
        <text:list-item>
          <text:p text:style-name="P19">Find the following line of code: thresh <text:span text:style-name="T14">=</text:span> cv2<text:span text:style-name="T14">.</text:span>threshold<text:span text:style-name="T14">(</text:span>frameDelta<text:span text:style-name="T14">,</text:span> <text:span text:style-name="T15">25</text:span><text:span text:style-name="T14">,</text:span> <text:span text:style-name="T15">255</text:span><text:span text:style-name="T14">,</text:span> cv2<text:span text:style-name="T14">.</text:span>THRESH_BINARY<text:span text:style-name="T14">)[</text:span><text:span text:style-name="T15">1]</text:span> <text:span text:style-name="T12">Change parameters (25, 255) see what happens</text:span></text:p>
        </text:list-item>
        <text:list-item>
          <text:p text:style-name="P15">T<text:span text:style-name="T17">ry changing the value of contourMinArea. Explain what happens.</text:span></text:p>
        </text:list-item>
        <text:list-item>
          <text:p text:style-name="P12">Add your name to the upper left corner</text:p>
        </text:list-item>
        <text:list-item>
          <text:p text:style-name="P12">Remove day name from lower left corner</text:p>
        </text:list-item>
        <text:list-item>
          <text:p text:style-name="P17">Bonus. Save an<text:span text:style-name="T16">Mo</text:span> image when movement is detected. For example, if the system states goes idle → movement detected → idle → movement detected → idle, it saves two pictures (+1 pt)</text:p>
        </text:list-item>
      </text:list>
      <text:h text:style-name="P11" text:outline-level="2">Simple shape detection</text:h>
      <text:p text:style-name="P3">Shape detection is important in robotics. It allows robots to detect markers for navigation. More complex shape detection can be used to extract all sorts of information from the world, such as faces. We will be looking at a simple example.</text:p>
      <text:p text:style-name="P4">Open the code in the patterns folder. This code shows a simple example of shape detection. Try running it. It should be able to detect all squares and triangles on the image. Try changing the input image between img.jpg and img2.jpg. Read and understand the code.</text:p>
      <text:h text:style-name="P9" text:outline-level="3">Task 2 (patterns/main.py)</text:h>
      <text:p text:style-name="P2">Complete the following tasks:</text:p>
      <text:list xml:id="list7326249510607103575" text:style-name="L2">
        <text:list-item>
          <text:p text:style-name="P13">Add detection of polygons with 5 and 6 sides. Mark them with different colours.</text:p>
        </text:list-item>
        <text:list-item>
          <text:p text:style-name="P14">Try detecting circles and half circles. How many sides does a circle or half circle hav</text:p>
        </text:list-item>
        <text:list-item>
          <text:p text:style-name="P14">e?</text:p>
        </text:list-item>
      </text:list>
      <text:h text:style-name="P10" text:outline-level="2"><text:span text:style-name="T17">Color detecti</text:span>on</text:h>
      <text:p text:style-name="P2">Color detection is often used hand-in-hand alongside shape detection to enhance the information that can be extracted, but it can also be used separately. We will look at a simple color detection example.</text:p>
      <text:p text:style-name="P5"><text:span text:style-name="T1">Look at the file colours/colour.py. It uses the function inRange to detect colours, by giving in the lower and upper colour value limits. You need to change these values to achieve proper detection. This might help you: </text:span><text:a xlink:type="simple" xlink:href="http://www.colorpicker.com/" text:style-name="Internet_20_link" text:visited-style-name="Visited_20_Internet_20_Link"><text:span text:style-name="T8">http://www.colorpicker.com/</text:span></text:a><text:span text:style-name="T6"> </text:span></text:p>
      <text:h text:style-name="P8" text:outline-level="3">Task 3 (colours/colour.py)</text:h>
      <text:p text:style-name="P2">Modify the file so that you can:</text:p>
      <text:list xml:id="list2923460121619665584" text:style-name="L3">
        <text:list-item>
          <text:p text:style-name="P16">Detect orange golf balls</text:p>
        </text:list-item>
        <text:list-item>
          <text:p text:style-name="P18">Bonus. Detect some other color at the same time (mark them differently). (+1 pt)</text:p>
        </text:list-item>
      </text:list>
      <text:h text:style-name="P10" text:outline-level="2"><text:soft-page-break/>Other algorithms</text:h>
      <text:p text:style-name="P2">There are many more algorithms used in computer vision. OpenCV has implemented a lot of them, so feel free to explore the documentation.</text:p>
      <text:h text:style-name="P9" text:outline-level="3">Bonus Task (max +3 pt)</text:h>
      <text:p text:style-name="P4">Select at least 3 more algorithms from the imgproc module of OpenCV. Implement them, demonstrate them, explain how they work and why they can be usefu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23:01:51.035133430</meta:creation-date>
    <dc:date>2016-05-12T14:46:49.302822155</dc:date>
    <meta:editing-duration>PT38M22S</meta:editing-duration>
    <meta:editing-cycles>3</meta:editing-cycles>
    <meta:generator>LibreOffice/5.1.2.2$Linux_X86_64 LibreOffice_project/10m0$Build-2</meta:generator>
    <meta:document-statistic meta:table-count="0" meta:image-count="0" meta:object-count="0" meta:page-count="3" meta:paragraph-count="48" meta:word-count="696" meta:character-count="4180" meta:non-whitespace-character-count="3542"/>
  </office:meta>
</office:document-meta>
</file>